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askerville Old Face" svg:font-family="'Baskerville Old Face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965in"/>
    </style:style>
    <style:style style:name="co2" style:family="table-column">
      <style:table-column-properties fo:break-before="auto" style:column-width="3.1091in"/>
    </style:style>
    <style:style style:name="co3" style:family="table-column">
      <style:table-column-properties fo:break-before="auto" style:column-width="1.4154in"/>
    </style:style>
    <style:style style:name="co4" style:family="table-column">
      <style:table-column-properties fo:break-before="auto" style:column-width="0.9429in"/>
    </style:style>
    <style:style style:name="co5" style:family="table-column">
      <style:table-column-properties fo:break-before="auto" style:column-width="1.2543in"/>
    </style:style>
    <style:style style:name="co6" style:family="table-column">
      <style:table-column-properties fo:break-before="auto" style:column-width="1.4791in"/>
    </style:style>
    <style:style style:name="co7" style:family="table-column">
      <style:table-column-properties fo:break-before="auto" style:column-width="1.7583in"/>
    </style:style>
    <style:style style:name="co8" style:family="table-column">
      <style:table-column-properties fo:break-before="auto" style:column-width="3.8681in"/>
    </style:style>
    <style:style style:name="co9" style:family="table-column">
      <style:table-column-properties fo:break-before="auto" style:column-width="0.8638in"/>
    </style:style>
    <style:style style:name="ro1" style:family="table-row">
      <style:table-row-properties style:row-height="0.1791in" fo:break-before="auto" style:use-optimal-row-height="false"/>
    </style:style>
    <style:style style:name="ro2" style:family="table-row">
      <style:table-row-properties style:row-height="0.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" style:family="table-cell" style:parent-style-name="Default" style:data-style-name="N1012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195 W Oakland Ave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5" calcext:value-type="float">
            <text:p>84115</text:p>
          </table:table-cell>
          <table:table-cell table:style-name="ce3" office:value-type="time" office:time-value="PT10H30M00S" calcext:value-type="time">
            <text:p>10:30 AM</text:p>
          </table:table-cell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2530 S 500 E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06" calcext:value-type="float">
            <text:p>84106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233 Canyon Rd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03" calcext:value-type="float">
            <text:p>84103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Can only be on truck 2</text:p>
          </table:table-cell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380 W 2880 S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5" calcext:value-type="float">
            <text:p>84115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410 S State St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1" calcext:value-type="float">
            <text:p>84111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3060 Lester St</text:p>
          </table:table-cell>
          <table:table-cell table:style-name="ce2" office:value-type="string" calcext:value-type="string">
            <text:p>West Valley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9" calcext:value-type="float">
            <text:p>84119</text:p>
          </table:table-cell>
          <table:table-cell table:style-name="ce3" office:value-type="time" office:time-value="PT10H30M00S" calcext:value-type="time">
            <text:p>10:30 AM</text:p>
          </table:table-cell>
          <table:table-cell table:style-name="ce1" office:value-type="float" office:value="88" calcext:value-type="float">
            <text:p>88</text:p>
          </table:table-cell>
          <table:table-cell table:style-name="ce4" office:value-type="string" calcext:value-type="string">
            <text:p>Delayed on flight---will not arrive to depot until 9:05 am</text:p>
          </table:table-cell>
          <table:table-cell table:number-columns-repeated="101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1330 2100 S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06" calcext:value-type="float">
            <text:p>84106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300 State St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03" calcext:value-type="float">
            <text:p>84103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300 State St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03" calcext:value-type="float">
            <text:p>84103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Wrong address listed</text:p>
          </table:table-cell>
          <table:table-cell table:number-columns-repeated="101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600 E 900 South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05" calcext:value-type="float">
            <text:p>84105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1" calcext:value-type="float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2600 Taylorsville Blvd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8" calcext:value-type="float">
            <text:p>84118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1" calcext:value-type="float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3575 W Valley Central Station bus Loop</text:p>
          </table:table-cell>
          <table:table-cell table:style-name="ce2" office:value-type="string" calcext:value-type="string">
            <text:p>West Valley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9" calcext:value-type="float">
            <text:p>84119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1" calcext:value-type="float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2010 W 500 S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04" calcext:value-type="float">
            <text:p>84104</text:p>
          </table:table-cell>
          <table:table-cell table:style-name="ce3" office:value-type="time" office:time-value="PT10H30M00S" calcext:value-type="time">
            <text:p>10:30 AM</text:p>
          </table:table-cell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4300 S 1300 E</text:p>
          </table:table-cell>
          <table:table-cell table:style-name="ce2" office:value-type="string" calcext:value-type="string">
            <text:p>Millcreek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7" calcext:value-type="float">
            <text:p>84117</text:p>
          </table:table-cell>
          <table:table-cell table:style-name="ce3" office:value-type="time" office:time-value="PT10H30M00S" calcext:value-type="time">
            <text:p>10:30 AM</text:p>
          </table:table-cell>
          <table:table-cell table:style-name="ce1" office:value-type="float" office:value="88" calcext:value-type="float">
            <text:p>88</text:p>
          </table:table-cell>
          <table:table-cell table:style-name="ce4" office:value-type="string" calcext:value-type="string">
            <text:p>Must be delivered with 15, 19</text:p>
          </table:table-cell>
          <table:table-cell table:number-columns-repeated="101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4580 S 2300 E</text:p>
          </table:table-cell>
          <table:table-cell table:style-name="ce2" office:value-type="string" calcext:value-type="string">
            <text:p>Hollada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7" calcext:value-type="float">
            <text:p>84117</text:p>
          </table:table-cell>
          <table:table-cell table:style-name="ce3" office:value-type="time" office:time-value="PT09H00M00S" calcext:value-type="time">
            <text:p>9:00 AM</text:p>
          </table:table-cell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4580 S 2300 E</text:p>
          </table:table-cell>
          <table:table-cell table:style-name="ce2" office:value-type="string" calcext:value-type="string">
            <text:p>Hollada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7" calcext:value-type="float">
            <text:p>84117</text:p>
          </table:table-cell>
          <table:table-cell table:style-name="ce3" office:value-type="time" office:time-value="PT10H30M00S" calcext:value-type="time">
            <text:p>10:30 AM</text:p>
          </table:table-cell>
          <table:table-cell table:style-name="ce1" office:value-type="float" office:value="88" calcext:value-type="float">
            <text:p>88</text:p>
          </table:table-cell>
          <table:table-cell table:style-name="ce4" office:value-type="string" calcext:value-type="string">
            <text:p>Must be delivered with 13, 19</text:p>
          </table:table-cell>
          <table:table-cell table:number-columns-repeated="1016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3148 S 1100 W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9" calcext:value-type="float">
            <text:p>84119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1488 4800 S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23" calcext:value-type="float">
            <text:p>84123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Can only be on truck 2</text:p>
          </table:table-cell>
          <table:table-cell table:number-columns-repeated="1016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177 W Price Ave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5" calcext:value-type="float">
            <text:p>84115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3595 Main St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5" calcext:value-type="float">
            <text:p>84115</text:p>
          </table:table-cell>
          <table:table-cell table:style-name="ce3" office:value-type="time" office:time-value="PT10H30M00S" calcext:value-type="time">
            <text:p>10:30 AM</text:p>
          </table:table-cell>
          <table:table-cell table:style-name="ce1" office:value-type="float" office:value="37" calcext:value-type="float">
            <text:p>37</text:p>
          </table:table-cell>
          <table:table-cell table:style-name="ce4" office:value-type="string" calcext:value-type="string">
            <text:p>Must be delivered with 13, 15</text:p>
          </table:table-cell>
          <table:table-cell table:number-columns-repeated="1016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2" office:value-type="string" calcext:value-type="string">
            <text:p>3595 Main St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5" calcext:value-type="float">
            <text:p>84115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2" office:value-type="string" calcext:value-type="string">
            <text:p>6351 South 900 East</text:p>
          </table:table-cell>
          <table:table-cell table:style-name="ce2" office:value-type="string" calcext:value-type="string">
            <text:p>Murra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21" calcext:value-type="float">
            <text:p>84121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2" office:value-type="string" calcext:value-type="string">
            <text:p>5100 South 2700 West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8" calcext:value-type="float">
            <text:p>84118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2" office:value-type="string" calcext:value-type="string">
            <text:p>5025 State St</text:p>
          </table:table-cell>
          <table:table-cell table:style-name="ce2" office:value-type="string" calcext:value-type="string">
            <text:p>Murra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07" calcext:value-type="float">
            <text:p>84107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5383 South 900 East #104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7" calcext:value-type="float">
            <text:p>84117</text:p>
          </table:table-cell>
          <table:table-cell table:style-name="ce3" office:value-type="time" office:time-value="PT10H30M00S" calcext:value-type="time">
            <text:p>10:30 AM</text:p>
          </table:table-cell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Delayed on flight---will not arrive to depot until 9:05 am</text:p>
          </table:table-cell>
          <table:table-cell table:number-columns-repeated="1016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2" office:value-type="string" calcext:value-type="string">
            <text:p>5383 South 900 East #104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7" calcext:value-type="float">
            <text:p>84117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1060 Dalton Ave S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04" calcext:value-type="float">
            <text:p>84104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2" office:value-type="string" calcext:value-type="string">
            <text:p>2835 Main St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5" calcext:value-type="float">
            <text:p>84115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Delayed on flight---will not arrive to depot until 9:05 am</text:p>
          </table:table-cell>
          <table:table-cell table:number-columns-repeated="1016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2" office:value-type="string" calcext:value-type="string">
            <text:p>1330 2100 S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06" calcext:value-type="float">
            <text:p>84106</text:p>
          </table:table-cell>
          <table:table-cell table:style-name="ce3" office:value-type="time" office:time-value="PT10H30M00S" calcext:value-type="time">
            <text:p>10:30 AM</text:p>
          </table:table-cell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300 State St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03" calcext:value-type="float">
            <text:p>84103</text:p>
          </table:table-cell>
          <table:table-cell table:style-name="ce3" office:value-type="time" office:time-value="PT10H30M00S" calcext:value-type="time">
            <text:p>10:30 AM</text:p>
          </table:table-cell>
          <table:table-cell table:style-name="ce1" office:value-type="float" office:value="1" calcext:value-type="float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2" office:value-type="string" calcext:value-type="string">
            <text:p>3365 S 900 W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9" calcext:value-type="float">
            <text:p>84119</text:p>
          </table:table-cell>
          <table:table-cell table:style-name="ce3" office:value-type="time" office:time-value="PT10H30M00S" calcext:value-type="time">
            <text:p>10:30 AM</text:p>
          </table:table-cell>
          <table:table-cell table:style-name="ce1" office:value-type="float" office:value="1" calcext:value-type="float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" office:value-type="string" calcext:value-type="string">
            <text:p>3365 S 900 W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9" calcext:value-type="float">
            <text:p>84119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Delayed on flight---will not arrive to depot until 9:05 am</text:p>
          </table:table-cell>
          <table:table-cell table:number-columns-repeated="1016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2" office:value-type="string" calcext:value-type="string">
            <text:p>2530 S 500 E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06" calcext:value-type="float">
            <text:p>84106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1" calcext:value-type="float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2" office:value-type="string" calcext:value-type="string">
            <text:p>4580 S 2300 E</text:p>
          </table:table-cell>
          <table:table-cell table:style-name="ce2" office:value-type="string" calcext:value-type="string">
            <text:p>Hollada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7" calcext:value-type="float">
            <text:p>84117</text:p>
          </table:table-cell>
          <table:table-cell table:style-name="ce3" office:value-type="time" office:time-value="PT10H30M00S" calcext:value-type="time">
            <text:p>10:30 AM</text:p>
          </table:table-cell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2" office:value-type="string" calcext:value-type="string">
            <text:p>1060 Dalton Ave S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04" calcext:value-type="float">
            <text:p>84104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88" calcext:value-type="float">
            <text:p>88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2" office:value-type="string" calcext:value-type="string">
            <text:p>2300 Parkway Blvd</text:p>
          </table:table-cell>
          <table:table-cell table:style-name="ce2" office:value-type="string" calcext:value-type="string">
            <text:p>West Valley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9" calcext:value-type="float">
            <text:p>84119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88" calcext:value-type="float">
            <text:p>88</text:p>
          </table:table-cell>
          <table:table-cell table:style-name="ce4" office:value-type="string" calcext:value-type="string">
            <text:p>Can only be on truck 2</text:p>
          </table:table-cell>
          <table:table-cell table:number-columns-repeated="1016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2" office:value-type="string" calcext:value-type="string">
            <text:p>410 S State St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1" calcext:value-type="float">
            <text:p>84111</text:p>
          </table:table-cell>
          <table:table-cell table:style-name="ce3" office:value-type="time" office:time-value="PT10H30M00S" calcext:value-type="time">
            <text:p>10:30 AM</text:p>
          </table:table-cell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2" office:value-type="string" calcext:value-type="string">
            <text:p>410 S State St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1" calcext:value-type="float">
            <text:p>84111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9" calcext:value-type="float">
            <text:p>9</text:p>
          </table:table-cell>
          <table:table-cell table:style-name="ce4" office:value-type="string" calcext:value-type="string">
            <text:p>Can only be on truck 2</text:p>
          </table:table-cell>
          <table:table-cell table:number-columns-repeated="1016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2" office:value-type="string" calcext:value-type="string">
            <text:p>2010 W 500 S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04" calcext:value-type="float">
            <text:p>84104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2" office:value-type="string" calcext:value-type="string">
            <text:p>380 W 2880 S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5" calcext:value-type="float">
            <text:p>84115</text:p>
          </table:table-cell>
          <table:table-cell table:style-name="ce3" office:value-type="time" office:time-value="PT10H30M00S" calcext:value-type="time">
            <text:p>10:30 AM</text:p>
          </table:table-cell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16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askerville Old Face" svg:font-family="'Baskerville Old Face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time-style style:name="N10121P0" style:volatile="true" number:language="en" number:country="US">
      <number:hours/>
      <number:text>:</number:text>
      <number:minutes number:style="long"/>
      <number:text> </number:text>
      <number:am-pm/>
    </number:time-style>
    <number:text-style style:name="N10121" number:language="en" number:country="US">
      <number:text-content/>
      <style:map style:condition="value()&lt;=1.79769313486232E+308" style:apply-style-name="N10121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25in" fo:margin-right="0.2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y Coleman</meta:initial-creator>
    <meta:print-date>2018-04-18T15:44:52</meta:print-date>
    <meta:creation-date>2017-01-31T17:09:07</meta:creation-date>
    <dc:date>2021-02-10T15:27:37.000340042</dc:date>
    <meta:generator>LibreOffice/6.4.6.2$Linux_X86_64 LibreOffice_project/40$Build-2</meta:generator>
    <meta:editing-duration>PT19M28S</meta:editing-duration>
    <meta:editing-cycles>1</meta:editing-cycles>
    <meta:document-statistic meta:table-count="1" meta:cell-count="292" meta:object-count="0"/>
    <meta:user-defined meta:name="AppVersion">16.0300</meta:user-defined>
    <meta:user-defined meta:name="Company">Western Governors University</meta:user-defined>
    <meta:user-defined meta:name="ContentTypeId">0x010100C39F2A75005F2D43B30369DAED2CCB1C</meta:user-defined>
    <meta:user-defined meta:name="DocSecurity" meta:value-type="float">0</meta:user-defined>
    <meta:user-defined meta:name="DocumentSetDescription" meta:value-type="string"/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